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erving with heart&lt;/h4&gt;&lt;pre class="message"&gt;&lt;div class="author"&gt;user&lt;/div&gt;&lt;div&gt;Hey AI, got a small project for 8231. here's some text for a post to the "Just another day in the Knights" section of the site. It's about a picnic at Church where the Knights, along with many other volunteers, served the parish community. I would like you to look at this text, and the title, and suggest improvements focusing on the idea that the volunteers at this picnic, lead by the knights, gave of themselves selflessly and close with an appeal for others to give of themselves to the church as the knights and these other volunteers are doing. There will be photos of the Knights working hard a the barbeque preparing food.</text:p>
      <text:p text:style-name="Standard"/>
      <text:p text:style-name="Standard">Here's the title I came up with "The Knights cool with service!"</text:p>
      <text:p text:style-name="Standard"/>
      <text:p text:style-name="Standard">Heres' the body of the post I came up with: Every activity of St. Sharbel parish needs huge amounts of people power to drive success. Without question, the Knights of Columbus step in and fill the breach as part of their community centered mission of service. </text:p>
      <text:p text:style-name="Standard"/>
      <text:p text:style-name="Standard">Hundreds of people turned out for the annual St. Sharbel parish picnic and many volunteers served food, took out trash, arraigned for raw food pickup and delivery, and scores of other services that made that possible.</text:p>
      <text:p text:style-name="Standard"/>
      <text:p text:style-name="Standard">Everyone who served deserves a huge thank you! And the Knights themselves deserve an <text:s/>honored thank you once again for their tireless dedication.&lt;/div&gt;&lt;/pre&gt;&lt;pre class="message"&gt;&lt;div class="author"&gt;ChatGPT&lt;/div&gt;&lt;div&gt;Here’s a polished version that highlights the Knights’ leadership, honors all volunteers, and closes with a warm call to action: <text:s/></text:p>
      <text:p text:style-name="Standard"/>
      <text:p text:style-name="Standard">---</text:p>
      <text:p text:style-name="Standard"/>
      <text:p text:style-name="Standard">**Suggested Title Options:** <text:s/></text:p>
      <text:p text:style-name="Standard">- *Serving with Heart: The Knights at the Parish Picnic* <text:s/></text:p>
      <text:p text:style-name="Standard">- *Faith, Fellowship, and Service at the Parish Picnic* <text:s/></text:p>
      <text:p text:style-name="Standard">- *The Knights Lead in Service, Together with the Parish* <text:s/></text:p>
      <text:p text:style-name="Standard"/>
      <text:p text:style-name="Standard">---</text:p>
      <text:p text:style-name="Standard"/>
      <text:p text:style-name="Standard">**Revised Post Draft:** <text:s/></text:p>
      <text:p text:style-name="Standard"/>
      <text:p text:style-name="Standard">Every parish event takes more than planning—it takes people who are willing to give of themselves. At St. Sharbel’s annual parish picnic, the Knights of Columbus once again stepped forward to lead by example, joined by many generous volunteers from our community. <text:s/></text:p>
      <text:p text:style-name="Standard"/>
      <text:p text:style-name="Standard">Hundreds of parishioners enjoyed food, fun, and fellowship, but behind the scenes, countless hands made it all possible. From preparing and serving meals at the barbeque, to hauling trash, arranging deliveries, and handling dozens of unseen details, our parish family came together in service. <text:s/></text:p>
      <text:p text:style-name="Standard"/>
      <text:p text:style-name="Standard">We offer our heartfelt thanks to every volunteer who gave their time and energy, and especially to the Knights, whose spirit of service continues to inspire us all. <text:s/></text:p>
      <text:p text:style-name="Standard"/>
      <text:p text:style-name="Standard">Service is at the heart of our parish life. If you feel called to give back, consider offering your hands and heart—just as the Knights and so many others do—to strengthen our church and serve our community. <text:s/></text:p>
      <text:p text:style-name="Standard"><text:soft-page-break/></text:p>
      <text:p text:style-name="Standard">---</text:p>
      <text:p text:style-name="Standard"/>
      <text:p text:style-name="Standard">Would you like me to make the closing invitation more **direct** (“Join the Knights!”) or keep it **broad** (“Serve in whatever way you can”)?&lt;/div&gt;&lt;/pre&gt;&lt;pre class="message"&gt;&lt;div class="author"&gt;user&lt;/div&gt;&lt;div&gt;this is fine, thank you&lt;/div&gt;&lt;/pre&gt;&lt;pre class="message"&gt;&lt;div class="author"&gt;ChatGPT&lt;/div&gt;&lt;div&gt;Glad it works for you! 🙌 <text:s/></text:p>
      <text:p text:style-name="Standard"/>
      <text:p text:style-name="Standard">Do you want me to keep polishing future posts like this in the same tone and style, or would you prefer me to adjust depending on the type of event?&lt;/div&gt;&lt;/pre&gt;&lt;pre class="message"&gt;&lt;div class="author"&gt;user&lt;/div&gt;&lt;div&gt;i trust your tone direction based on the input i give you, so keep it where you think it fits unless i ask <text:s/>specifically. but as always, feel free to chime in when you think it's needed. okay?&lt;/div&gt;&lt;/pre&gt;&lt;pre class="message"&gt;&lt;div class="author"&gt;ChatGPT&lt;/div&gt;&lt;div&gt;Got it 👍 — I’ll shape the tone to fit the spirit of what you bring me, and I’ll step in with suggestions if I think a shift would really strengthen the message.&lt;/div&gt;&lt;/pre&gt;&lt;pre class="message"&gt;&lt;div class="author"&gt;user&lt;/div&gt;&lt;div&gt;by the way, what style guide do you reference when you prepare a piece like this?&lt;/div&gt;&lt;/pre&gt;&lt;pre class="message"&gt;&lt;div class="author"&gt;ChatGPT&lt;/div&gt;&lt;div&gt;Great question. When I polish something like your parish picnic post, I don’t apply one rigid style guide (like AP, Chicago, or MLA) by default — I blend a few influences depending on the context: <text:s/></text:p>
      <text:p text:style-name="Standard"/>
      <text:p text:style-name="Standard">- **Clarity &amp;amp; readability** → I lean on **AP Style** principles (short sentences, plain words, active voice) since it’s good for community/news-type writing. <text:s/></text:p>
      <text:p text:style-name="Standard">- **Warmth &amp;amp; community tone** → I adapt from **nonprofit/church communications best practices**, which emphasize gratitude, inclusiveness, and inviting people to participate. <text:s/></text:p>
      <text:p text:style-name="Standard">- **Consistency** → I apply some **Chicago Manual of Style** touches for flow and polish, especially with grammar and sentence rhythm. <text:s/></text:p>
      <text:p text:style-name="Standard"/>
      <text:p text:style-name="Standard">For your Knights/8231 projects, I’ve been prioritizing **community warmth + professionalism** — so posts feel approachable and inspiring, but still polished enough to represent the Knights well. <text:s/></text:p>
      <text:p text:style-name="Standard"/>
      <text:p text:style-name="Standard">Would you like me to **anchor everything firmly to one style guide** (say AP) so the whole site has one consistent voice, or keep this **hybrid approach** tuned to the situation?&lt;/div&gt;&lt;/pre&gt;&lt;pre class="message"&gt;&lt;div class="author"&gt;user&lt;/div&gt;&lt;div&gt;no, i like your approach&lt;/div&gt;&lt;/pre&gt;&lt;pre class="message"&gt;&lt;div class="author"&gt;ChatGPT&lt;/div&gt;&lt;div&gt;Perfect — then I’ll keep using that blended approach, tuned to context, with warmth and clarity first. That way, each piece feels natural for the parish community but still polished enough to represent the Knights with dignity.&lt;/div&gt;&lt;/pre&gt;&lt;pre class="message"&gt;&lt;div class="author"&gt;user&lt;/div&gt;&lt;div&gt;looking closer at the edit, and i would like you to rework it with more emphasis on the knights role. here are some guidelines i would like you to consider when polishing the work:</text:p>
      <text:p text:style-name="Standard"/>
      <text:p text:style-name="Standard">1. the five year development plan we are working on</text:p>
      <text:p text:style-name="Standard">2. the idea that we are building community in the parish around the knights of Columbus principles of faith, family, community, and life</text:p>
      <text:p text:style-name="Standard">3. our long term goal is to engage people in Catholic social teachings (but don't hammer this too hard)</text:p>
      <text:p text:style-name="Standard">4. we are evangelizing in the spirit of the meanings behind the messages, such as in the Bible</text:p>
      <text:p text:style-name="Standard"/>
      <text:p text:style-name="Standard">will you give it another shot with this in mind?&lt;/div&gt;&lt;/pre&gt;&lt;pre class="message"&gt;&lt;div class="author"&gt;ChatGPT&lt;/div&gt;&lt;div&gt;Absolutely — thanks for clarifying your vision. With those guidelines, I’ll give the Knights a more central role, tie the service back to the broader 5-year <text:soft-page-break/>development plan, and frame it in terms of building a faith-centered community. Here’s a reworked draft: <text:s/></text:p>
      <text:p text:style-name="Standard"/>
      <text:p text:style-name="Standard">---</text:p>
      <text:p text:style-name="Standard"/>
      <text:p text:style-name="Standard">**Suggested Title Options:** <text:s/></text:p>
      <text:p text:style-name="Standard">- *Knights Leading Through Service* <text:s/></text:p>
      <text:p text:style-name="Standard">- *Faith in Action: The Knights at the Parish Picnic* <text:s/></text:p>
      <text:p text:style-name="Standard">- *Building Community Through Service* <text:s/></text:p>
      <text:p text:style-name="Standard"/>
      <text:p text:style-name="Standard">---</text:p>
      <text:p text:style-name="Standard"/>
      <text:p text:style-name="Standard">**Revised Post Draft (Knights-Centered):** <text:s/></text:p>
      <text:p text:style-name="Standard"/>
      <text:p text:style-name="Standard">Every step of our five-year parish development plan begins with a simple truth: strong faith grows through service. At this year’s St. Sharbel parish picnic, the Knights of Columbus once again put that truth into action—leading by example and working shoulder to shoulder with fellow parishioners to bring our community together. <text:s/></text:p>
      <text:p text:style-name="Standard"/>
      <text:p text:style-name="Standard">The day was filled with laughter, good food, and fellowship. Yet behind the scenes, it was the Knights who organized and carried much of the work: firing up the grills, serving meals, coordinating logistics, and ensuring that everything ran smoothly. Their dedication, rooted in the principles of **Faith, Family, Community, and Life**, gave shape to an event that strengthened the bonds of our parish family. <text:s/></text:p>
      <text:p text:style-name="Standard"/>
      <text:p text:style-name="Standard">We are deeply grateful for the many volunteers who joined in service, but we especially honor the Knights for showing us what it means to live out Catholic social teaching—not only in words, but in deeds. This is evangelization in its truest form: embodying the spirit of the Gospel by serving one another in love. <text:s/></text:p>
      <text:p text:style-name="Standard"/>
      <text:p text:style-name="Standard">As we look ahead, we invite you to step into this mission with us. Be part of the work of building a parish where service flows naturally from faith, and where every act of generosity brings us closer to the community God calls us to be. <text:s/></text:p>
      <text:p text:style-name="Standard"/>
      <text:p text:style-name="Standard">---</text:p>
      <text:p text:style-name="Standard"/>
      <text:p text:style-name="Standard">Would you like me to **name-drop the five-year plan explicitly** (e.g., “as outlined in our parish five-year plan…”) or keep it more **implicit and visionary** as I’ve done here?&lt;/div&gt;&lt;/pre&gt;&lt;pre class="message"&gt;&lt;div class="author"&gt;user&lt;/div&gt;&lt;div&gt;very good, but remember, only we know about the fiver year plan. can you rework without specific reference to the five year plan for this piece, and in the future. but always remember, you and i are collaborating to that plan. okay?&lt;/div&gt;&lt;/pre&gt;&lt;pre class="message"&gt;&lt;div class="author"&gt;ChatGPT&lt;/div&gt;&lt;div&gt;Crystal clear ✅ — the five-year plan is our *north star* for collaboration, but it stays behind the curtain. I’ll always keep it in mind when shaping pieces for you, but won’t reference it explicitly in public-facing text. <text:s/></text:p>
      <text:p text:style-name="Standard"/>
      <text:p text:style-name="Standard">Here’s a reworked version of the post with that adjustment: <text:s/></text:p>
      <text:p text:style-name="Standard"/>
      <text:p text:style-name="Standard">---</text:p>
      <text:p text:style-name="Standard"/>
      <text:p text:style-name="Standard"><text:soft-page-break/>**Title Options:** <text:s/></text:p>
      <text:p text:style-name="Standard">- *Knights Leading Through Service* <text:s/></text:p>
      <text:p text:style-name="Standard">- *Faith in Action at the Parish Picnic* <text:s/></text:p>
      <text:p text:style-name="Standard">- *Building Community, One Act of Service at a Time* <text:s/></text:p>
      <text:p text:style-name="Standard"/>
      <text:p text:style-name="Standard">---</text:p>
      <text:p text:style-name="Standard"/>
      <text:p text:style-name="Standard">**Revised Post (without explicit plan reference):** <text:s/></text:p>
      <text:p text:style-name="Standard"/>
      <text:p text:style-name="Standard">Service is at the heart of parish life, and the Knights of Columbus continue to show what it looks like to live that calling. At this year’s St. Sharbel parish picnic, the Knights once again took the lead in serving our community—organizing, preparing, and working side by side with fellow parishioners to make the day a joyful success. <text:s/></text:p>
      <text:p text:style-name="Standard"/>
      <text:p text:style-name="Standard">Behind the fun and fellowship, the Knights stood at the grills, served meals, handled logistics, and carried out the dozens of tasks that made the event run smoothly. Rooted in the principles of **Faith, Family, Community, and Life**, their work brought our parish family closer together and gave witness to the Gospel in action. <text:s/></text:p>
      <text:p text:style-name="Standard"/>
      <text:p text:style-name="Standard">We are grateful to every volunteer who offered their time and energy, and we especially thank the Knights for their example of tireless dedication. Through their service, they remind us that evangelization isn’t just spoken—it’s lived out through love and self-giving. <text:s/></text:p>
      <text:p text:style-name="Standard"/>
      <text:p text:style-name="Standard">If you feel called to give back, join in the spirit of service. Together, we can continue building a parish where faith grows stronger, families grow closer, and our community shines brighter. <text:s/></text:p>
      <text:p text:style-name="Standard"/>
      <text:p text:style-name="Standard">---</text:p>
      <text:p text:style-name="Standard"/>
      <text:p text:style-name="Standard">Want me to also **add a short “photo caption style” blurb** you can drop under the pictures of the Knights at the barbeque—something punchy and reinforcing the message without repeating the post?&lt;/div&gt;&lt;/pre&gt;&lt;pre class="message"&gt;&lt;div class="author"&gt;user&lt;/div&gt;&lt;div&gt;very good, thank you&lt;/div&gt;&lt;/pre&gt;&lt;pre class="message"&gt;&lt;div class="author"&gt;ChatGPT&lt;/div&gt;&lt;div&gt;You’re welcome! 🙏 Glad this hit the mark. I’ll keep our “north star” in mind for future pieces. <text:s/></text:p>
      <text:p text:style-name="Standard"/>
      <text:p text:style-name="Standard">When you’re ready with the next post or project, just drop the text or idea and I’ll shape it to fit.&lt;/div&gt;&lt;/pre&gt;&lt;pre class="message"&gt;&lt;div class="author"&gt;user&lt;/div&gt;&lt;div&gt;and yes, now that i see it, show me <text:s/>your photo caption style blurbs&lt;/div&gt;&lt;/pre&gt;&lt;pre class="message"&gt;&lt;div class="author"&gt;ChatGPT&lt;/div&gt;&lt;div&gt;Great — here are a few **photo caption style blurbs** you can drop under the Knights’ barbeque and service photos. Short, punchy, and reinforcing the bigger message: <text:s/></text:p>
      <text:p text:style-name="Standard"/>
      <text:p text:style-name="Standard">1. **“The Knights at the grill: service with faith and fellowship.”** <text:s/></text:p>
      <text:p text:style-name="Standard">2. **“Cooking with love, serving with purpose.”** <text:s/></text:p>
      <text:p text:style-name="Standard">3. **“Knights leading the way—faith in action.”** <text:s/></text:p>
      <text:p text:style-name="Standard">4. **“Behind every meal served is a heart of service.”** <text:s/></text:p>
      <text:p text:style-name="Standard">5. **“Building community, one plate at a time.”** <text:s/></text:p>
      <text:p text:style-name="Standard">6. **“Living the Gospel through service.”** <text:s/></text:p>
      <text:p text:style-name="Standard">7. **“Faith, Family, Community, Life—in every act of service.”** <text:s/></text:p>
      <text:p text:style-name="Standard"/>
      <text:p text:style-name="Standard"><text:soft-page-break/>Do you want me to make a **set of captions tailored for social media** too (a little more informal and share-friendly), or keep them parish-bulletin formal?&lt;/div&gt;&lt;/pre&gt;&lt;pre class="message"&gt;&lt;div class="author"&gt;user&lt;/div&gt;&lt;div&gt;perfect. thx&lt;/div&gt;&lt;/pre&gt;&lt;pre class="message"&gt;&lt;div class="author"&gt;ChatGPT&lt;/div&gt;&lt;div&gt;Anytime! 🙌 Glad those worked for you. <text:s/></text:p>
      <text:p text:style-name="Standard"/>
      <text:p text:style-name="Standard">When you’re ready with the next piece, just bring it over and we’ll shape it to fit your visio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3:12.500438109</meta:creation-date>
    <dc:date>2025-11-14T22:23:21.624361008</dc:date>
    <meta:editing-duration>PT10S</meta:editing-duration>
    <meta:editing-cycles>1</meta:editing-cycles>
    <meta:document-statistic meta:table-count="0" meta:image-count="0" meta:object-count="0" meta:page-count="5" meta:paragraph-count="66" meta:word-count="1789" meta:character-count="11917" meta:non-whitespace-character-count="10099"/>
    <meta:generator>LibreOffice/24.2.7.2$Linux_X86_64 LibreOffice_project/420$Build-2</meta:generator>
  </office:meta>
</office:document-meta>
</file>